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25cm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1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19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2" style:family="graphic" style:parent-style-name="standard">
      <style:graphic-properties draw:stroke="none" draw:fill="none" fo:min-height="0.865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>
      <style:graphic-properties draw:stroke="none" draw:fill="none" fo:min-height="0.442cm"/>
      <style:paragraph-properties style:writing-mode="lr-tb"/>
    </style:style>
    <style:style style:name="gr25" style:family="graphic" style:parent-style-name="standard">
      <style:graphic-properties draw:stroke="none" draw:fill="none" fo:min-height="0.463cm"/>
      <style:paragraph-properties style:writing-mode="lr-tb"/>
    </style:style>
    <style:style style:name="gr26" style:family="graphic" style:parent-style-name="standard">
      <style:graphic-properties draw:stroke="none" draw:fill="none" fo:min-height="0.8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2cm" svg:x="8.25cm" svg:y="4cm">
          <text:p text:style-name="P1"><text:span text:style-name="T1"/></text:p>
          <text:p text:style-name="P1"><text:span text:style-name="T1">Alimentation</text:span></text:p>
          <text:p text:style-name="P1"><text:span text:style-name="T1">9V &gt; 5V (LM7805)</text:span></text:p>
          <text:p text:style-name="P1"><text:span text:style-name="T1">5V &gt; 3,3V (AMS1117)</text:span></text:p>
          <text:p text:style-name="P1"><text:span text:style-name="T1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75cm" svg:y1="6cm" svg:x2="10.75cm" svg:y2="8cm">
          <text:p/>
        </draw:line>
        <draw:custom-shape draw:style-name="gr3" draw:text-style-name="P2" xml:id="id1" draw:id="id1" draw:layer="layout" svg:width="4.25cm" svg:height="1cm" svg:x="8.455cm" svg:y="7.955cm">
          <text:p text:style-name="P2"><text:span text:style-name="T1">ATmega328P (5 V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5cm" svg:height="1.5cm" svg:x="8.25cm" svg:y="12.75cm">
          <text:p text:style-name="P4"><text:span text:style-name="T2">nRF24L01+ 3.3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0cm" svg:y1="9cm" svg:x2="10cm" svg:y2="12.75cm">
          <text:p/>
        </draw:line>
        <draw:custom-shape draw:style-name="gr6" draw:text-style-name="P4" draw:layer="layout" svg:width="4.75cm" svg:height="1.25cm" svg:x="10.75cm" svg:y="11cm">
          <text:p text:style-name="P1"><text:span text:style-name="T2"><text:s/></text:span><text:span text:style-name="T2">RC522 (3.3 V,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5cm" svg:y1="9cm" svg:x2="11.5cm" svg:y2="11cm">
          <text:p/>
        </draw:line>
        <draw:custom-shape draw:style-name="gr8" draw:text-style-name="P2" draw:layer="layout" svg:width="4.75cm" svg:height="1.75cm" svg:x="14cm" svg:y="13cm">
          <text:p text:style-name="P1"><text:span text:style-name="T1"><text:s/></text:span><text:span text:style-name="T1">LEDs / Relais /</text:span></text:p>
          <text:p text:style-name="P1"><text:span text:style-name="T1"><text:s/></text:span><text:span text:style-name="T1">Clavie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7cm" svg:y1="10cm" svg:x2="17cm" svg:y2="13cm">
          <text:p/>
        </draw:line>
        <draw:line draw:style-name="gr10" draw:text-style-name="P3" draw:layer="layout" svg:x1="10.25cm" svg:y1="17cm" svg:x2="13.75cm" svg:y2="17cm">
          <text:p/>
        </draw:line>
        <draw:custom-shape draw:style-name="gr11" draw:text-style-name="P5" draw:layer="layout" svg:width="3.75cm" svg:height="1.25cm" svg:x="13.75cm" svg:y="16.5cm">
          <text:p text:style-name="P5"><text:span text:style-name="T3">AS608 (3.3 V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cm" svg:height="1.25cm" svg:x="9cm" svg:y="19.25cm">
          <text:p text:style-name="P1"><text:span text:style-name="T1">LCD (PCF8574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1.25cm" svg:x="9cm" svg:y="21cm">
          <text:p text:style-name="P1"><text:span text:style-name="T3"><text:s/></text:span><text:span text:style-name="T3">EEPROM 24LC256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5cm" svg:height="1.25cm" svg:x="9cm" svg:y="23cm">
          <text:p text:style-name="P1"><text:span text:style-name="T4">RTC DS3231</text:span></text:p>
          <draw:enhanced-geometry svg:viewBox="0 0 21600 21600" draw:type="rectangle" draw:enhanced-path="M 0 0 L 21600 0 21600 21600 0 21600 0 0 Z N"/>
        </draw:custom-shape>
        <draw:line draw:style-name="gr14" draw:text-style-name="P3" xml:id="id2" draw:id="id2" draw:layer="layout" svg:x1="4.5cm" svg:y1="20cm" svg:x2="9cm" svg:y2="20cm">
          <text:p/>
        </draw:line>
        <draw:line draw:style-name="gr15" draw:text-style-name="P3" xml:id="id3" draw:id="id3" draw:layer="layout" svg:x1="7.5cm" svg:y1="21.5cm" svg:x2="9cm" svg:y2="21.5cm">
          <text:p/>
        </draw:line>
        <draw:line draw:style-name="gr16" draw:text-style-name="P3" xml:id="id4" draw:id="id4" draw:layer="layout" svg:x1="7.5cm" svg:y1="23.75cm" svg:x2="9cm" svg:y2="23.75cm">
          <text:p/>
        </draw:line>
        <draw:line draw:style-name="gr17" draw:text-style-name="P3" draw:layer="layout" svg:x1="3.25cm" svg:y1="3cm" svg:x2="3.25cm" svg:y2="27cm">
          <text:p/>
        </draw:line>
        <draw:line draw:style-name="gr17" draw:text-style-name="P3" draw:layer="layout" svg:x1="3.25cm" svg:y1="27cm" svg:x2="19.25cm" svg:y2="27cm">
          <text:p/>
        </draw:line>
        <draw:line draw:style-name="gr17" draw:text-style-name="P3" draw:layer="layout" svg:x1="19.25cm" svg:y1="27cm" svg:x2="19.25cm" svg:y2="3cm">
          <text:p/>
        </draw:line>
        <draw:line draw:style-name="gr17" draw:text-style-name="P3" draw:layer="layout" svg:x1="3.25cm" svg:y1="3cm" svg:x2="19.25cm" svg:y2="3cm">
          <text:p/>
        </draw:line>
        <draw:line draw:style-name="gr17" draw:text-style-name="P3" draw:layer="layout" svg:x1="12.5cm" svg:y1="9cm" svg:x2="12.5cm" svg:y2="10cm">
          <text:p/>
        </draw:line>
        <draw:line draw:style-name="gr17" draw:text-style-name="P3" draw:layer="layout" svg:x1="12.5cm" svg:y1="10cm" svg:x2="17cm" svg:y2="10cm">
          <text:p/>
        </draw:line>
        <draw:custom-shape draw:style-name="gr18" draw:text-style-name="P4" draw:layer="layout" svg:width="2.5cm" svg:height="0.75cm" svg:x="2cm" svg:y="1.5cm">
          <text:p text:style-name="P1"><text:span text:style-name="T2">Pile 9V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4.5cm" svg:y1="2cm" svg:x2="10.5cm" svg:y2="2cm">
          <text:p/>
        </draw:line>
        <draw:line draw:style-name="gr19" draw:text-style-name="P3" draw:layer="layout" svg:x1="10.5cm" svg:y1="2cm" svg:x2="10.5cm" svg:y2="4cm">
          <text:p/>
        </draw:line>
        <draw:connector draw:style-name="gr20" draw:text-style-name="P1" draw:layer="layout" svg:x1="8.455cm" svg:y1="8.455cm" svg:x2="4.5cm" svg:y2="20cm" draw:start-shape="id1" draw:start-glue-point="3" draw:end-shape="id2" draw:end-glue-point="3" svg:d="M8455 8455h-3955v11545" svg:viewBox="0 0 3956 11546">
          <text:p/>
        </draw:connector>
        <draw:frame draw:style-name="gr21" draw:text-style-name="P7" draw:layer="layout" svg:width="1.75cm" svg:height="0.962cm" svg:x="5.5cm" svg:y="7.538cm">
          <draw:text-box>
            <text:p>I2C</text:p>
          </draw:text-box>
        </draw:frame>
        <draw:connector draw:style-name="gr20" draw:text-style-name="P1" draw:layer="layout" draw:line-skew="0.75cm" svg:x1="7.5cm" svg:y1="21.5cm" svg:x2="4.5cm" svg:y2="20cm" draw:start-shape="id3" draw:start-glue-point="3" draw:end-shape="id2" draw:end-glue-point="3" svg:d="M7500 21500h-3000v-1500" svg:viewBox="0 0 3001 1501">
          <text:p/>
        </draw:connector>
        <draw:connector draw:style-name="gr20" draw:text-style-name="P1" draw:layer="layout" draw:line-skew="1.875cm" svg:x1="7.5cm" svg:y1="23.75cm" svg:x2="4.5cm" svg:y2="20cm" draw:start-shape="id4" draw:start-glue-point="3" draw:end-shape="id2" draw:end-glue-point="3" svg:d="M7500 23750h-3000v-3750" svg:viewBox="0 0 3001 3751">
          <text:p/>
        </draw:connector>
        <draw:connector draw:style-name="gr20" draw:text-style-name="P1" draw:layer="layout" svg:x1="5.25cm" svg:y1="17.25cm" svg:x2="5.25cm" svg:y2="17.25cm" svg:d="M5250 17250z" svg:viewBox="0 0 1 1">
          <text:p/>
        </draw:connector>
        <draw:line draw:style-name="gr17" draw:text-style-name="P3" draw:layer="layout" svg:x1="9cm" svg:y1="9cm" svg:x2="9cm" svg:y2="11.25cm">
          <text:p/>
        </draw:line>
        <draw:line draw:style-name="gr17" draw:text-style-name="P3" draw:layer="layout" svg:x1="9cm" svg:y1="11.25cm" svg:x2="6.75cm" svg:y2="11.25cm">
          <text:p/>
        </draw:line>
        <draw:frame draw:style-name="gr22" draw:text-style-name="P9" draw:layer="layout" svg:width="1.75cm" svg:height="1.115cm" svg:x="7cm" svg:y="10.5cm">
          <draw:text-box>
            <text:p text:style-name="P8"><text:span text:style-name="T2">UART</text:span></text:p>
          </draw:text-box>
        </draw:frame>
        <draw:frame draw:style-name="gr23" draw:text-style-name="P9" draw:layer="layout" svg:width="1.488cm" svg:height="0.963cm" draw:transform="rotate (1.53519161005421) translate (9.485cm 11.987cm)">
          <draw:text-box>
            <text:p text:style-name="P8"><text:span text:style-name="T2">SPI</text:span></text:p>
          </draw:text-box>
        </draw:frame>
        <draw:frame draw:style-name="gr24" draw:text-style-name="P10" draw:layer="layout" svg:width="1.129cm" svg:height="0.692cm" draw:transform="rotate (1.55840448910574) translate (10.992cm 10.629cm)">
          <draw:text-box>
            <text:p><text:span text:style-name="T2">SPI</text:span></text:p>
          </draw:text-box>
        </draw:frame>
        <draw:frame draw:style-name="gr25" draw:text-style-name="P9" draw:layer="layout" svg:width="2.094cm" svg:height="0.713cm" svg:x="13.656cm" svg:y="9.287cm">
          <draw:text-box>
            <text:p text:style-name="P8"><text:span text:style-name="T2">GPIO</text:span></text:p>
          </draw:text-box>
        </draw:frame>
        <draw:line draw:style-name="gr17" draw:text-style-name="P3" draw:layer="layout" svg:x1="6.75cm" svg:y1="11.25cm" svg:x2="6.75cm" svg:y2="17cm">
          <text:p/>
        </draw:line>
        <draw:line draw:style-name="gr17" draw:text-style-name="P3" draw:layer="layout" svg:x1="10.25cm" svg:y1="17cm" svg:x2="6.75cm" svg:y2="17cm">
          <text:p/>
        </draw:line>
        <draw:frame draw:style-name="gr26" draw:text-style-name="P12" draw:layer="layout" svg:width="2cm" svg:height="1.111cm" svg:x="14.5cm" svg:y="2.25cm">
          <draw:text-box>
            <text:p text:style-name="P11"><text:span text:style-name="T4">PC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6T10:45:18.218000000</meta:creation-date>
    <dc:date>2026-03-26T12:03:02.831000000</dc:date>
    <meta:editing-duration>PT4M3S</meta:editing-duration>
    <meta:editing-cycles>1</meta:editing-cycles>
    <meta:document-statistic meta:object-count="40"/>
    <meta:generator>LibreOffice/7.1.1.2$Windows_X86_64 LibreOffice_project/fe0b08f4af1bacafe4c7ecc87ce55bb426164676</meta:generator>
  </office:meta>
</office:document-meta>
</file>